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Georgia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Georgia" fo:font-weight="bold" style:font-weight-asian="bold" style:font-weight-complex="bold"/>
    </style:style>
    <style:style style:name="P3" style:family="paragraph" style:parent-style-name="Standard">
      <style:text-properties style:font-name="Georgi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1</text:p>
      <text:p text:style-name="P2">Hello, world!</text:p>
      <text:p text:style-name="P1"/>
      <text:p text:style-name="P1"/>
      <text:p text:style-name="P1">0.<text:tab/>So here comes the course design of operating system. JOS, kinds of joking, but still sounds a little charming. (God damn auto-numbering of LibreOffice! The stupid company even take it as an advantage over Office. Come on, I have had enough. I just cannot find somewhere to SHUT DOWN THE FUCKING AUTO-NUMBERING completely. So it means that when there comes a newline, Shift must be knocked down along with Enter. Damn it!)<text:line-break/><text:line-break/>1.<text:tab/>Then talk about the environment.<text:line-break/>System: <text:tab/>Ubuntu 12.04<text:line-break/>GCC:<text:tab/><text:tab/>4.6.3 (I have heard that v.4.3 is needed, or there will be something hard to fix. I may have a try to see whether there is such a monster or not.)<text:line-break/><text:line-break/>2.<text:tab/>The first step is to get bochs installed.<text:line-break/>$ sudo apt-get install build-essential<text:line-break/><text:tab/>There are some common compiling tools in it.<text:line-break/>$ sudo apt-get install xorg-dev<text:line-break/><text:tab/>It will provide the system with X windows libraries.</text:p>
      <text:p text:style-name="P1">$ sudo apt-get install libgtk2.0-dev<text:line-break/><text:tab/>Nothing special.<text:line-break/>$ sudo apt-get install pkg-config<text:line-break/><text:tab/>Pkg-config will help compile and link.<text:line-break/><text:line-break/>3.<text:tab/>Get into the bochs folder, run the configure, which will collect some info about the computer, compilers and libraries, then decide the basic settings of bochs.<text:line-break/>$ ./configure --prefix=$Your Installation Path$ --enable-disasm --enable-debugger<text:line-break/><text:tab/>The last two arguments assure that the debugging mode is switched on. I just installed it into “/usr”. Some environment variables may need to be handled if installed into other folder.<text:line-break/><text:tab/>Then make and install.<text:line-break/>$ make<text:line-break/><text:soft-page-break/>$ sudo make install<text:line-break/><text:tab/>If there comes an error related to “[libthread.so.0] undefined reference to symbol 'pthread_create@@GLIBC_2.2.5'” and “DSO(Dynamic Shared Object) is missing”, then here is the solution:<text:line-break/><text:tab/>Open the file “Makefile”, find the item “LDFLAGS=”, add “-pthread” to it, then redo the work of making and installing. As for the reason, DSO missing means that we need to call some libraries explicitly, which is “pthread” in openmp here.<text:line-break/><text:line-break/>4.<text:tab/>Compile the JOS. Get into the folder “lab1”.<text:line-break/>$ make<text:line-break/><text:tab/>Here comes the monster! If you insist on a high version of gcc, then there will be an error “boot block too large: 600 bytes (max 510)”, resulted from that gcc4.6 will link some extra segments into it. There are two ways to handle this:<text:line-break/><text:tab/>The first is to downgrade gcc to v.4.3, then the monster will disappear.<text:line-break/><text:tab/>Buuuuut! It will be more excited to fight against it, instead of avoiding. Then the second way is to cut the added EXTRA SEGMENTS. Using objdump:<text:line-break/>$ objdump -h obj/boot/boot.out<text:line-break/><text:tab/>Compared with v.4.3, easy to find out that the extra friend is “.eh_frame”. So how to take him down? The answer is to edit “boot/Makefrag”. Find the paragraph started with “$(OBJDIR)/boot/boot”, then find the line started with “$(V)$(OBJCOPY)”, add “-R “.eh_frame”” between “-S” and “-O”. Then there goes the monster. The block is 394 bytes n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8:58:28</meta:creation-date>
    <dc:date>2015-03-16T22:22:53</dc:date>
    <meta:editing-duration>PT3H19M</meta:editing-duration>
    <meta:editing-cycles>167</meta:editing-cycles>
    <meta:generator>LibreOffice/3.5$Linux_x86 LibreOffice_project/350m1$Build-202</meta:generator>
    <dc:creator>Yuchen Yan</dc:creator>
    <meta:document-statistic meta:table-count="0" meta:image-count="0" meta:object-count="0" meta:page-count="2" meta:paragraph-count="4" meta:word-count="469" meta:character-count="2802" meta:non-whitespace-character-count="2322"/>
  </office:meta>
</office:document-meta>
</file>